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Kosugi Maru" svg:font-family="'Kosugi Maru'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roman" style:font-pitch="fixed"/>
  </office:font-face-decls>
  <office:automatic-styles>
    <style:style style:name="P1" style:family="paragraph" style:parent-style-name="Standard">
      <style:text-properties fo:font-size="11pt" officeooo:rsid="0013faac" officeooo:paragraph-rsid="0013faac" style:font-name-asian="ＭＳ 明朝" style:font-size-asian="11pt" style:font-size-complex="11pt"/>
    </style:style>
    <style:style style:name="P2" style:family="paragraph" style:parent-style-name="Standard">
      <style:text-properties fo:font-size="11pt" officeooo:rsid="0013faac" officeooo:paragraph-rsid="00182f4f" style:font-name-asian="ＭＳ 明朝" style:font-size-asian="11pt" style:font-size-complex="11pt"/>
    </style:style>
    <style:style style:name="P3" style:family="paragraph" style:parent-style-name="Standard">
      <style:text-properties fo:font-size="11pt" officeooo:rsid="0013faac" officeooo:paragraph-rsid="001ac38a" style:font-name-asian="ＭＳ 明朝" style:font-size-asian="11pt" style:font-size-complex="11pt"/>
    </style:style>
    <style:style style:name="P4" style:family="paragraph">
      <style:paragraph-properties fo:text-align="center"/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　わたしは、むかしからこわいはなしや本にでてくるおばけの話が大すきです。また、ケーキやおかしなどのあまいものはゆうごはんより大すきです。とくにままがつくってくれるケーキが一ばん大すきです。</text:p>
      <text:p text:style-name="P1">　この本のなまえは、「おばけのケーキ屋さん」なので、わたしのすきなおばけとケーキのはなしが出てきそうだと思ったので読んでみました。</text:p>
      <text:p text:style-name="P3">　この本は、おばけのケーキ屋さんに女の子がくるところからはじまるお話です。</text:p>
      <text:p text:style-name="P3">　このおばけが好きなことは、ケーキをたべた人がおいおいしくておどろくのをみること。だけど、女の子がケーキを食べると「うん、おいしい、でもパパのつくるケーキとおなじかな。」といっておどろかなかった。</text:p>
      <text:p text:style-name="P1">　おばけは女の子におどろいてほしくて、女の子がおどろくまで毎月ケーキを作って、女の子といっしょに食べたけど女の子はおどろかなかった。</text:p>
      <text:p text:style-name="P1">　月日がたったある日、女の子から「あした、ここでけっこんしきをして、ひっこす。」といわれた。おばけはいそいでケーキをつくり、けっこんしきにとどけに行ったが、あさひをあびてきえてしまいました。</text:p>
      <text:p text:style-name="P2">　おばけは女の子があしたひっこすときいて、わたしだったらさみしいとおもうのに、おばけはおんなのこのためにみたこともないケーキを作っていてやさしかった。そんなおばけにわたしはあってみたいし、おばけのケーキをたべてみたいと思いました。</text:p>
      <text:p text:style-name="P2"/>
      <text:p text:style-name="P2"/>
      <text:p text:style-name="P2"/>
      <text:p text:style-name="P2">タイトル</text:p>
      <text:p text:style-name="P2">おばけのつくるケーキが食べたい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Kosugi Maru" svg:font-family="'Kosugi Maru'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roma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  <style:text-properties fo:font-size="12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tb-rl" style:layout-grid-color="#c0c0c0" style:layout-grid-lines="16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cm">
          <style:column-sep style:width="0.005cm" style:color="#000000" style:height="0%" style:style="non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line text:anchor-type="paragraph" draw:z-index="0" draw:name="線 1" draw:style-name="Mgr1" draw:text-style-name="MP1" svg:x1="17.9cm" svg:y1="0.531cm" svg:x2="17.9cm" svg:y2="0.914cm"><text:p/></draw:line><draw:line text:anchor-type="paragraph" draw:z-index="1" draw:name="線 2" draw:style-name="Mgr1" draw:text-style-name="MP1" svg:x1="10.155cm" svg:y1="0.531cm" svg:x2="10.155cm" svg:y2="0.914cm"><text:p/></draw:line><draw:line text:anchor-type="paragraph" draw:z-index="2" draw:name="線 3" draw:style-name="Mgr1" draw:text-style-name="MP1" svg:x1="2.362cm" svg:y1="0.531cm" svg:x2="2.362cm" svg:y2="0.914cm"><text:p/></draw:line>原稿用紙 ２０文字 ２０行ごとに縦線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0</meta:editing-cycles>
    <meta:editing-duration>PT39M28S</meta:editing-duration>
    <dc:date>2022-08-12T15:46:53.574000000</dc:date>
    <meta:generator>LibreOffice/7.2.6.2$Windows_X86_64 LibreOffice_project/b0ec3a565991f7569a5a7f5d24fed7f52653d754</meta:generator>
    <meta:print-date>2022-08-12T15:38:48.152000000</meta:print-date>
    <meta:document-statistic meta:table-count="0" meta:image-count="0" meta:object-count="0" meta:page-count="1" meta:paragraph-count="10" meta:word-count="598" meta:character-count="607" meta:non-whitespace-character-count="598"/>
  </office:meta>
</office:document-meta>
</file>